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0800000010945B6FAF5A534E97.png" manifest:media-type="image/png"/>
  <manifest:file-entry manifest:full-path="Pictures/100002010000000800000010D5598EB9C930A03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 style:text-autospace="none"/>
      <style:text-properties fo:font-size="12pt" fo:language="en" fo:country="GB" fo:font-weight="bold" fo:background-color="#c0c0c0" style:font-size-asian="12pt" style:font-weight-asian="bold" style:font-size-complex="12pt" style:font-weight-complex="bold"/>
    </style:style>
    <style:style style:name="P2" style:family="paragraph" style:parent-style-name="Normal">
      <style:paragraph-properties fo:margin-top="0cm" fo:margin-bottom="0cm" loext:contextual-spacing="false" style:text-autospace="none"/>
      <style:text-properties fo:font-size="12pt" fo:language="en" fo:country="GB" fo:background-color="#c0c0c0" style:font-size-asian="12pt" style:font-size-complex="12pt"/>
    </style:style>
    <style:style style:name="P3" style:family="paragraph" style:parent-style-name="Normal">
      <style:paragraph-properties fo:margin-top="0cm" fo:margin-bottom="0cm" loext:contextual-spacing="false" style:text-autospace="none"/>
      <style:text-properties fo:language="en" fo:country="GB"/>
    </style:style>
    <style:style style:name="P4" style:family="paragraph" style:parent-style-name="Normal">
      <style:paragraph-properties fo:margin-top="0cm" fo:margin-bottom="0cm" loext:contextual-spacing="false" style:text-autospace="none"/>
    </style:style>
    <style:style style:name="P5" style:family="paragraph" style:parent-style-name="Normal" style:master-page-name="MP0">
      <style:paragraph-properties fo:margin-top="0cm" fo:margin-bottom="0cm" loext:contextual-spacing="false" style:page-number="auto" fo:break-before="page" style:text-autospace="none"/>
      <style:text-properties fo:font-size="12pt" fo:language="en" fo:country="GB" fo:font-weight="bold" fo:background-color="#c0c0c0" style:font-size-asian="12pt" style:font-weight-asian="bold" style:font-name-complex="Calibri" style:font-size-complex="12pt" style:font-weight-complex="bold"/>
    </style:style>
    <style:style style:name="T1" style:family="text">
      <style:text-properties fo:language="en" fo:country="GB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3 -&gt; (2.5)</text:p>
      <text:p text:style-name="P1">Explain the different between the sufficient statistics in digital watermarking (linear cross-correlation) and Hamming distance? What are the implications of these differences?</text:p>
      <text:p text:style-name="P2"/>
      <text:p text:style-name="P3">C</text:p>
      <text:p text:style-name="P2"/>
      <text:p text:style-name="P3"/>
      <text:p text:style-name="P4"><draw:frame draw:style-name="fr1" draw:name="Encre 32" text:anchor-type="paragraph" svg:x="8.35cm" svg:y="0.136cm" svg:width="0.041cm" style:rel-width="scale" svg:height="0.041cm" style:rel-height="scale" draw:z-index="1"><draw:image xlink:href="Pictures/100002010000000800000010D5598EB9C930A03C.png" xlink:type="simple" xlink:show="embed" xlink:actuate="onLoad" loext:mime-type="image/png"/></draw:frame><draw:frame draw:style-name="fr1" draw:name="Encre 31" text:anchor-type="paragraph" svg:x="8.662cm" svg:y="0.305cm" svg:width="0.041cm" style:rel-width="scale" svg:height="0.041cm" style:rel-height="scale" draw:z-index="0"><draw:image xlink:href="Pictures/100002010000000800000010945B6FAF5A534E97.png" xlink:type="simple" xlink:show="embed" xlink:actuate="onLoad" loext:mime-type="image/png"/></draw:frame><text:span text:style-name="Police_20_par_20_défaut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CH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CH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language="fr" fo:country="FR"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loext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Police_20_par_20_défaut" style:display-name="Police par défau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Joao Filipe Costa Da Quinta</meta:initial-creator>
    <dc:creator>Joao Filipe Costa Da Quinta</dc:creator>
    <meta:creation-date>2022-05-08T14:03:00Z</meta:creation-date>
    <dc:date>2022-06-11T11:00:00Z</dc:date>
    <meta:editing-cycles>22</meta:editing-cycles>
    <meta:editing-duration>PT26820S</meta:editing-duration>
    <meta:document-statistic meta:table-count="0" meta:image-count="2" meta:object-count="0" meta:page-count="1" meta:paragraph-count="3" meta:word-count="26" meta:character-count="188" meta:non-whitespace-character-count="165"/>
    <meta:template xlink:type="simple" xlink:actuate="onRequest" xlink:title="" xlink:href="Normal"/>
  </office:meta>
</office:document-meta>
</file>